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normal" officeooo:rsid="000f693e" officeooo:paragraph-rsid="000f693e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f693e" officeooo:paragraph-rsid="000f693e" style:font-size-asian="10.5pt" style:font-weight-asian="normal" style:font-size-complex="12pt" style:font-weight-complex="normal"/>
    </style:style>
    <style:style style:name="T1" style:family="text">
      <style:text-properties officeooo:rsid="001463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 DRON AUTONOMICZNY</text:p>
      <text:p text:style-name="P2">1) Krzychu</text:p>
      <text:p text:style-name="P2">2) Tomek <text:span text:style-name="T1">(potrzebna jakas dobra ksywa xD)</text:span></text:p>
      <text:p text:style-name="P2"/>
      <text:p text:style-name="P2">Zarzad w sumie nie jest ustalony (w tym sensie ze nie jest potrzebny koordynator (oficjalnie jest nim Krzychu, natomiast sie z tym nie utozsamia) bo czlonkowie sa wystarczajaca zaangazowani w projekt, wiec w sumie eine kite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ial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3:57:08.605602396</meta:creation-date>
    <dc:date>2023-12-07T14:13:29.189955328</dc:date>
    <meta:editing-duration>PT4M36S</meta:editing-duration>
    <meta:editing-cycles>5</meta:editing-cycles>
    <meta:generator>LibreOffice/7.6.3.1$Linux_X86_64 LibreOffice_project/60$Build-1</meta:generator>
    <meta:document-statistic meta:table-count="0" meta:image-count="0" meta:object-count="0" meta:page-count="1" meta:paragraph-count="4" meta:word-count="48" meta:character-count="300" meta:non-whitespace-character-count="256"/>
  </office:meta>
</office:document-meta>
</file>